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fo:font-style="italic" style:text-underline-style="solid" style:text-underline-width="auto" style:text-underline-color="font-color" fo:font-weight="bold" officeooo:rsid="00054d12" officeooo:paragraph-rsid="00054d12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text-properties fo:font-size="28pt" fo:font-style="italic" style:text-underline-style="solid" style:text-underline-width="auto" style:text-underline-color="font-color" fo:font-weight="bold" officeooo:rsid="000567ad" officeooo:paragraph-rsid="000567ad" style:font-size-asian="28pt" style:font-style-asian="italic" style:font-weight-asian="bold" style:font-size-complex="28pt" style:font-style-complex="italic" style:font-weight-complex="bold"/>
    </style:style>
    <style:style style:name="P3" style:family="paragraph" style:parent-style-name="Standard">
      <style:text-properties fo:font-size="28pt" fo:font-style="italic" style:text-underline-style="solid" style:text-underline-width="auto" style:text-underline-color="font-color" fo:font-weight="bold" officeooo:rsid="000967a6" officeooo:paragraph-rsid="000967a6" style:font-size-asian="28pt" style:font-style-asian="italic" style:font-weight-asian="bold" style:font-size-complex="28pt" style:font-style-complex="italic" style:font-weight-complex="bold"/>
    </style:style>
    <style:style style:name="P4" style:family="paragraph" style:parent-style-name="Standard">
      <style:text-properties fo:font-size="28pt" fo:font-style="italic" style:text-underline-style="solid" style:text-underline-width="auto" style:text-underline-color="font-color" fo:font-weight="bold" officeooo:rsid="00098d86" officeooo:paragraph-rsid="00098d86" style:font-size-asian="28pt" style:font-style-asian="italic" style:font-weight-asian="bold" style:font-size-complex="28pt" style:font-style-complex="italic" style:font-weight-complex="bold"/>
    </style:style>
    <style:style style:name="P5" style:family="paragraph" style:parent-style-name="Standard">
      <style:text-properties fo:font-size="28pt" fo:font-style="italic" style:text-underline-style="solid" style:text-underline-width="auto" style:text-underline-color="font-color" fo:font-weight="bold" officeooo:rsid="000c2967" officeooo:paragraph-rsid="000c2967" style:font-size-asian="28pt" style:font-style-asian="italic" style:font-weight-asian="bold" style:font-size-complex="28pt" style:font-style-complex="italic" style:font-weight-complex="bold"/>
    </style:style>
    <style:style style:name="P6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567ad" officeooo:paragraph-rsid="000567a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75a10" officeooo:paragraph-rsid="00075a10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98d86" officeooo:paragraph-rsid="00098d86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b0c76" officeooo:paragraph-rsid="000b0c76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98d86" officeooo:paragraph-rsid="00098d86" style:font-size-asian="12.25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c2967" officeooo:paragraph-rsid="000c2967" style:font-size-asian="12.25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06487f" officeooo:paragraph-rsid="0006487f" style:font-size-asian="14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075a10" officeooo:paragraph-rsid="00075a10" style:font-size-asian="14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092a56" officeooo:paragraph-rsid="00092a56" style:font-size-asian="14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0967a6" officeooo:paragraph-rsid="000967a6" style:font-size-asian="14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967a6" officeooo:paragraph-rsid="000967a6" style:font-size-asian="18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75a10" officeooo:paragraph-rsid="00075a10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6487f" officeooo:paragraph-rsid="0006487f" style:font-size-asian="18pt" style:font-style-asian="italic" style:font-weight-asian="bold" style:font-size-complex="18pt" style:font-style-complex="italic" style:font-weight-complex="bold"/>
    </style:style>
    <style:style style:name="P19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567ad" officeooo:paragraph-rsid="0006487f" style:font-size-asian="18pt" style:font-style-asian="italic" style:font-weight-asian="bold" style:font-size-complex="18pt" style:font-style-complex="italic" style:font-weight-complex="bold"/>
    </style:style>
    <style:style style:name="P20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98d86" officeooo:paragraph-rsid="00098d86" style:font-size-asian="15.75pt" style:font-style-asian="italic" style:font-weight-asian="bold" style:font-size-complex="18pt" style:font-style-complex="italic" style:font-weight-complex="bold"/>
    </style:style>
    <style:style style:name="P21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6487f" officeooo:paragraph-rsid="0006487f" style:font-size-asian="18pt" style:font-style-asian="italic" style:font-weight-asian="bold" style:font-size-complex="18pt" style:font-style-complex="italic" style:font-weight-complex="bold"/>
    </style:style>
    <style:style style:name="P22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567ad" officeooo:paragraph-rsid="000d64c8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text-properties officeooo:paragraph-rsid="0006487f"/>
    </style:style>
    <style:style style:name="P24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0967a6" officeooo:paragraph-rsid="000967a6" style:font-size-asian="14pt" style:font-style-asian="italic" style:font-weight-asian="bold" style:font-size-complex="16pt" style:font-style-complex="italic" style:font-weight-complex="bold"/>
    </style:style>
    <style:style style:name="P25" style:family="paragraph" style:parent-style-name="Standard">
      <style:text-properties officeooo:paragraph-rsid="000d64c8"/>
    </style:style>
    <style:style style:name="P26" style:family="paragraph" style:parent-style-name="Standard">
      <style:text-properties officeooo:paragraph-rsid="000e6bb8"/>
    </style:style>
    <style:style style:name="P27" style:family="paragraph" style:parent-style-name="Standard">
      <style:text-properties officeooo:paragraph-rsid="000c2967"/>
    </style:style>
    <style:style style:name="T1" style:family="text">
      <style:text-properties officeooo:rsid="000b0c76"/>
    </style:style>
    <style:style style:name="T2" style:family="text">
      <style:text-properties officeooo:rsid="000d64c8"/>
    </style:style>
    <style:style style:name="T3" style:family="text">
      <style:text-properties fo:font-size="14pt" fo:font-style="italic" style:text-underline-style="solid" style:text-underline-width="auto" style:text-underline-color="font-color" fo:font-weight="bold" officeooo:rsid="000d64c8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italic" style:text-underline-style="solid" style:text-underline-width="auto" style:text-underline-color="font-color" fo:font-weight="bold" officeooo:rsid="0006487f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style:text-underline-style="solid" style:text-underline-width="auto" style:text-underline-color="font-color" fo:font-weight="bold" officeooo:rsid="00075a10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style:text-underline-style="solid" style:text-underline-width="auto" style:text-underline-color="font-color" fo:font-weight="bold" officeooo:rsid="00092a56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style:text-underline-style="solid" style:text-underline-width="auto" style:text-underline-color="font-color" fo:font-weight="bold" officeooo:rsid="000967a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officeooo:rsid="000c2967" style:font-size-asian="12.25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officeooo:rsid="000ffc07" style:font-size-asian="12.25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6pt" fo:font-style="italic" style:text-underline-style="solid" style:text-underline-width="auto" style:text-underline-color="font-color" fo:font-weight="bold" officeooo:rsid="000967a6" style:font-size-asian="14pt" style:font-style-asian="italic" style:font-weight-asian="bold" style:font-size-complex="16pt" style:font-style-complex="italic" style:font-weight-complex="bold"/>
    </style:style>
    <style:style style:name="T11" style:family="text">
      <style:text-properties fo:font-size="16pt" fo:font-style="italic" style:text-underline-style="solid" style:text-underline-width="auto" style:text-underline-color="font-color" fo:font-weight="bold" officeooo:rsid="000e6bb8" style:font-size-asian="14pt" style:font-style-asian="italic" style:font-weight-asian="bold" style:font-size-complex="16pt" style:font-style-complex="italic" style:font-weight-complex="bold"/>
    </style:style>
    <style:style style:name="T12" style:family="text">
      <style:text-properties fo:font-size="16pt" fo:font-style="italic" style:text-underline-style="solid" style:text-underline-width="auto" style:text-underline-color="font-color" fo:font-weight="bold" officeooo:rsid="00098d86" style:font-size-asian="14pt" style:font-style-asian="italic" style:font-weight-asian="bold" style:font-size-complex="16pt" style:font-style-complex="italic" style:font-weight-complex="bold"/>
    </style:style>
    <style:style style:name="T13" style:family="text">
      <style:text-properties fo:font-size="16pt" fo:font-style="italic" style:text-underline-style="solid" style:text-underline-width="auto" style:text-underline-color="font-color" fo:font-weight="bold" officeooo:rsid="000ffc07" style:font-size-asian="14pt" style:font-style-asian="italic" style:font-weight-asian="bold" style:font-size-complex="16pt" style:font-style-complex="italic" style:font-weight-complex="bold"/>
    </style:style>
    <style:style style:name="T14" style:family="text">
      <style:text-properties officeooo:rsid="000ffc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erimientos: </text:p>
      <text:p text:style-name="P1"/>
      <text:p text:style-name="P1"/>
      <text:p text:style-name="P2">Estudio de viabilidad.<text:line-break/></text:p>
      <text:p text:style-name="P19"/>
      <text:p text:style-name="P18">Alcance del proyecto</text:p>
      <text:p text:style-name="P22">Tenemos como limite <text:span text:style-name="T2">el informar a la gente que use la aplicación, ya que </text:span><text:span text:style-name="T14">a través</text:span><text:span text:style-name="T2"> de la misma no se podrán generar pagos, ni organizar envíos de productos para poder cuidar la seguridad de los usuarios.</text:span></text:p>
      <text:p text:style-name="P6"/>
      <text:p text:style-name="P6"/>
      <text:p text:style-name="P18"><text:span text:style-name="T14">Análisis</text:span> de la <text:span text:style-name="T14">situación</text:span></text:p>
      <text:p text:style-name="P12"/>
      <text:p text:style-name="P23"><text:span text:style-name="T3">Desde el comienzo del proyecto todo el grupo está motivado en hacer que el proyecto funcione para poder ayudar al deporte en la ciudad</text:span><text:span text:style-name="T5">, </text:span><text:span text:style-name="T3">la división de tareas de forma individual no es un problema y también trabajamos bien en grupo cuando estamos en la escuela</text:span><text:span text:style-name="T4">, </text:span><text:span text:style-name="T3">si seguimos así vamos a poder terminar el proyecto</text:span><text:span text:style-name="T4">.</text:span></text:p>
      <text:p text:style-name="P12"/>
      <text:p text:style-name="P12"/>
      <text:p text:style-name="P18"><text:span text:style-name="T14">Definición</text:span> de Requisitos</text:p>
      <text:p text:style-name="P12"/>
      <text:p text:style-name="P7">Ahora mismo el objeto de la <text:span text:style-name="T14">atención</text:span> del grupo es finalizar los objetivos para completar en parte lo que ser<text:span text:style-name="T14">á la aplicación Warrior</text:span>.</text:p>
      <text:p text:style-name="P13"/>
      <text:p text:style-name="P17"><text:span text:style-name="T14">Determinación</text:span> del enfoque</text:p>
      <text:p text:style-name="P13"/>
      <text:p text:style-name="P25"><text:span text:style-name="T6">Actualmente </text:span><text:span text:style-name="T3">nos quedan pocas tareas a realizar para la primer entrega del proyecto, por lo que no hay que bajar el ritmo de trabajo</text:span><text:span text:style-name="T7">.</text:span></text:p>
      <text:p text:style-name="P14"/>
      <text:p text:style-name="P16"><text:span text:style-name="T14">Evaluación</text:span> de la viabilidad de un proyecto</text:p>
      <text:p text:style-name="P15"/>
      <text:p text:style-name="P25"><text:span text:style-name="T3">Durante el desarrollo de las tareas grupales el grupo se siente bien y las individuales se hacen con responsabilidad, por lo que hay que seguir así para que todo siga bien.</text:span></text:p>
      <text:p text:style-name="P15"/>
      <text:p text:style-name="P3"><text:soft-page-break/><text:span text:style-name="T14">Obtención</text:span> y <text:span text:style-name="T14">análisis</text:span> de requerimientos</text:p>
      <text:p text:style-name="P12"/>
      <text:p text:style-name="P12"/>
      <text:p text:style-name="P26"><text:span text:style-name="T10">En un </text:span><text:span text:style-name="T11">análisis</text:span><text:span text:style-name="T10"> mas profundo sobre nuestra aplicación, será un</text:span><text:span text:style-name="T11">a</text:span><text:span text:style-name="T10"> </text:span><text:span text:style-name="T11">aplicación web</text:span><text:span text:style-name="T10">, </text:span><text:span text:style-name="T11">la cuál</text:span><text:span text:style-name="T10"> </text:span><text:span text:style-name="T11">podrán</text:span><text:span text:style-name="T10"> utilizar las not</text:span><text:span text:style-name="T13">e</text:span><text:span text:style-name="T10">book, o computadoras y </text:span><text:span text:style-name="T11">desde algún navegador web</text:span><text:span text:style-name="T10">. </text:span><text:span text:style-name="T12">Brindara información sobre </text:span><text:span text:style-name="T11">rutinas de entrenamiento,</text:span><text:span text:style-name="T12"> </text:span><text:span text:style-name="T11">los precios de las clases, las estadísticas de los peleadores, novedades del gimnasio</text:span><text:span text:style-name="T12">. La aplicación sera sencilla de usar y no va requerir de mucho de rendimiento del dispositivo para utilizarla. </text:span></text:p>
      <text:p text:style-name="P15"/>
      <text:p text:style-name="P4">Especificacion de requerimientos</text:p>
      <text:p text:style-name="P8"/>
      <text:p text:style-name="P20"/>
      <text:p text:style-name="P8">Los usuarios <text:span text:style-name="T14">podrán</text:span> <text:span text:style-name="T14">subir fotos, comentarios en foros y ver el catálogo de la tienda</text:span><text:span text:style-name="T1">.</text:span></text:p>
      <text:p text:style-name="P9">La aplicación estará disponible para utilizar las 24 hs, y los cambios de precio/descuentos no <text:span text:style-name="T14">serán</text:span> de inmediato.</text:p>
      <text:p text:style-name="P20"/>
      <text:p text:style-name="P20"/>
      <text:p text:style-name="P5"><text:span text:style-name="T14">Validación</text:span> de los requerimientos</text:p>
      <text:p text:style-name="P11"/>
      <text:p text:style-name="P27"><text:span text:style-name="T8">No utilizaremos </text:span><text:span text:style-name="T9">ningún</text:span><text:span text:style-name="T8"> prototipo de interfaz de usuario para clientes ya que </text:span><text:span text:style-name="T9">creemos tener una forma de uso simple y fácil de comprender para los usuarios.</text:span></text:p>
      <text:p text:style-name="P2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03T20:17:43.988683153</meta:creation-date>
    <dc:date>2022-05-08T21:02:50.694000000</dc:date>
    <meta:editing-duration>PT16M11S</meta:editing-duration>
    <meta:editing-cycles>3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19" meta:word-count="327" meta:character-count="1991" meta:non-whitespace-character-count="1680"/>
  </office:meta>
</office:document-meta>
</file>